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family-generic="system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inux Libertine S.O.Cist.:onum=1" svg:font-family="'Linux Libertine S.O.Cist.:onum=1'" style:font-family-generic="moder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Datum">
      <style:text-properties fo:language="cs" fo:country="CZ"/>
    </style:style>
    <style:style style:name="P2" style:family="paragraph" style:parent-style-name="Standard">
      <style:paragraph-properties fo:text-align="center" style:justify-single-word="false"/>
      <style:text-properties style:font-name="Bookman BT S.O.Cist." fo:language="la" fo:country="VA"/>
    </style:style>
    <style:style style:name="P3" style:family="paragraph" style:parent-style-name="Standard">
      <style:paragraph-properties fo:text-align="center" style:justify-single-word="false"/>
      <style:text-properties style:font-name="Bookman BT S.O.Cist." fo:font-size="20pt" fo:language="la" fo:country="VA" style:font-size-asian="20pt"/>
    </style:style>
    <style:style style:name="P4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/>
    </style:style>
    <style:style style:name="P5" style:family="paragraph" style:parent-style-name="Standard">
      <style:paragraph-properties fo:text-align="center" style:justify-single-word="false"/>
      <style:text-properties style:font-name="Bookman BT S.O.Cist." fo:font-size="11pt" fo:language="la" fo:country="VA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Bookman BT S.O.Cist." fo:font-size="30pt" fo:language="la" fo:country="VA" style:font-size-asian="30pt"/>
    </style:style>
    <style:style style:name="P7" style:family="paragraph" style:parent-style-name="Standard">
      <style:paragraph-properties fo:text-align="center" style:justify-single-word="false"/>
      <style:text-properties style:font-name="Bookman BT S.O.Cist." fo:font-size="22pt" fo:language="la" fo:country="VA" style:font-size-asian="22pt"/>
    </style:style>
    <style:style style:name="P8" style:family="paragraph" style:parent-style-name="Standard">
      <style:paragraph-properties fo:text-align="center" style:justify-single-word="false"/>
      <style:text-properties style:font-name="Bookman BT S.O.Cist." fo:font-size="10pt" fo:language="la" fo:country="VA" style:font-size-asian="10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:onum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P11" style:family="paragraph" style:parent-style-name="Footnote">
      <style:text-properties fo:font-style="italic" officeooo:rsid="00465410" officeooo:paragraph-rsid="010fcfb0" style:font-style-asian="italic" style:font-style-complex="italic"/>
    </style:style>
    <style:style style:name="P12" style:family="paragraph" style:parent-style-name="Footnote">
      <style:text-properties officeooo:rsid="004d138f" officeooo:paragraph-rsid="0115348c"/>
    </style:style>
    <style:style style:name="P13" style:family="paragraph" style:parent-style-name="Footnote">
      <style:text-properties officeooo:rsid="0115f9aa" officeooo:paragraph-rsid="0115f9aa"/>
    </style:style>
    <style:style style:name="P14" style:family="paragraph" style:parent-style-name="Menologium_20_-_20_Datum">
      <style:text-properties fo:language="cs" fo:country="CZ" officeooo:paragraph-rsid="011cac6c" style:language-asian="zh" style:country-asian="CN" style:language-complex="hi" style:country-complex="IN"/>
    </style:style>
    <style:style style:name="P15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16" style:family="paragraph" style:parent-style-name="Menologium_20_-_20_textus">
      <style:text-properties fo:language="cs" fo:country="CZ" officeooo:paragraph-rsid="010fcfb0" style:language-asian="zh" style:country-asian="CN" style:language-complex="hi" style:country-complex="IN"/>
    </style:style>
    <style:style style:name="P17" style:family="paragraph" style:parent-style-name="Menologium_20_-_20_textus">
      <style:paragraph-properties style:writing-mode="lr-tb"/>
      <style:text-properties fo:language="cs" fo:country="CZ" officeooo:paragraph-rsid="010fcfb0" style:language-asian="zh" style:country-asian="CN" style:language-complex="hi" style:country-complex="IN"/>
    </style:style>
    <style:style style:name="P18" style:family="paragraph" style:parent-style-name="Menologium_20_-_20_textus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19" style:family="paragraph" style:parent-style-name="Menologium_20_-_20_textus">
      <style:paragraph-properties fo:margin-left="0in" fo:margin-right="0in" fo:text-indent="0in" style:auto-text-indent="false"/>
      <style:text-properties fo:language="cs" fo:country="CZ" officeooo:paragraph-rsid="011cac6c" style:language-asian="zh" style:country-asian="CN" style:language-complex="hi" style:country-complex="IN"/>
    </style:style>
    <style:style style:name="P20" style:family="paragraph" style:parent-style-name="Menologium_20_-_20_textus">
      <style:text-properties fo:language="la" fo:country="VA" style:language-asian="zh" style:country-asian="CN" style:language-complex="hi" style:country-complex="IN"/>
    </style:style>
    <style:style style:name="P21" style:family="paragraph" style:parent-style-name="Menologium_20_-_20_textus">
      <style:text-properties fo:language="la" fo:country="VA" officeooo:paragraph-rsid="010d835c" style:language-asian="zh" style:country-asian="CN" style:language-complex="hi" style:country-complex="IN"/>
    </style:style>
    <style:style style:name="P22" style:family="paragraph" style:parent-style-name="Menologium_20_-_20_textus">
      <style:text-properties fo:language="la" fo:country="VA" officeooo:paragraph-rsid="010e2e92" style:language-asian="zh" style:country-asian="CN" style:language-complex="hi" style:country-complex="IN"/>
    </style:style>
    <style:style style:name="P23" style:family="paragraph" style:parent-style-name="Menologium_20_-_20_textus">
      <style:text-properties fo:font-size="2pt" fo:language="la" fo:country="VA" style:font-size-asian="11pt" style:language-asian="zh" style:country-asian="CN" style:font-size-complex="11pt" style:language-complex="hi" style:country-complex="IN"/>
    </style:style>
    <style:style style:name="T1" style:family="text">
      <style:text-properties style:font-name="Bookman BT S.O.Cist." fo:font-size="10pt" fo:language="la" fo:country="VA" style:font-size-asian="10pt"/>
    </style:style>
    <style:style style:name="T2" style:family="text">
      <style:text-properties fo:language="la" fo:country="VA" style:language-asian="zh" style:country-asian="CN" style:language-complex="hi" style:country-complex="IN"/>
    </style:style>
    <style:style style:name="T3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4" style:family="text">
      <style:text-properties fo:language="la" fo:country="VA" fo:font-style="italic" officeooo:rsid="010fcfb0" style:language-asian="zh" style:country-asian="CN" style:font-style-asian="italic" style:language-complex="hi" style:country-complex="IN" style:font-style-complex="italic"/>
    </style:style>
    <style:style style:name="T5" style:family="text">
      <style:text-properties fo:language="la" fo:country="VA" fo:font-style="normal" style:language-asian="zh" style:country-asian="CN" style:font-style-asian="normal" style:language-complex="hi" style:country-complex="IN" style:font-style-complex="normal"/>
    </style:style>
    <style:style style:name="T6" style:family="text">
      <style:text-properties style:font-name="Bookman BT S.O.Cist.:onum" fo:font-size="10pt" fo:language="la" fo:country="VA" style:font-size-asian="10pt"/>
    </style:style>
    <style:style style:name="T7" style:family="text">
      <style:text-properties fo:language="cs" fo:country="CZ" fo:font-style="normal" fo:font-weight="normal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8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9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10" style:family="text">
      <style:text-properties fo:language="fr" fo:country="FR" fo:font-weight="bold" officeooo:rsid="010fcfb0" style:language-asian="zh" style:country-asian="CN" style:font-weight-asian="bold" style:language-complex="hi" style:country-complex="IN" style:font-weight-complex="bold"/>
    </style:style>
    <style:style style:name="T11" style:family="text">
      <style:text-properties style:use-window-font-color="true" loext:opacity="0%" style:font-name="Linux Libertine S.O.Cist.1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" style:family="text">
      <style:text-properties style:use-window-font-color="true" loext:opacity="0%" style:font-name="Linux Libertine S.O.Cist.1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" style:family="text">
      <style:text-properties style:use-window-font-color="true" loext:opacity="0%" style:font-name="Linux Libertine S.O.Cist.1" fo:font-size="10pt" fo:language="cs" fo:country="CZ" fo:font-style="normal" officeooo:rsid="0047169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4" style:family="text">
      <style:text-properties style:use-window-font-color="true" loext:opacity="0%" style:font-name="Linux Libertine S.O.Cist.1" fo:font-size="10pt" fo:language="cs" fo:country="CZ" fo:font-style="normal" officeooo:rsid="0046541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5" style:family="text">
      <style:text-properties style:use-window-font-color="true" loext:opacity="0%" style:font-name="Linux Libertine S.O.Cist.1" fo:font-size="10pt" fo:language="cs" fo:country="CZ" fo:font-style="normal" officeooo:rsid="011cac6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6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17" style:family="text">
      <style:text-properties style:use-window-font-color="true" loext:opacity="0%" officeooo:rsid="004ad105" style:letter-kerning="true" style:font-name-asian="Songti SC" style:font-name-complex="Arial Unicode MS"/>
    </style:style>
    <style:style style:name="T18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19" style:family="text">
      <style:text-properties style:use-window-font-color="true" loext:opacity="0%" officeooo:rsid="00546908" style:letter-kerning="true" style:font-name-asian="Songti SC" style:font-name-complex="Arial Unicode MS"/>
    </style:style>
    <style:style style:name="T20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21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22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23" style:family="text">
      <style:text-properties style:use-window-font-color="true" loext:opacity="0%" style:font-name="Liberation Sans" fo:font-size="9pt" fo:language="zxx" fo:country="none" officeooo:rsid="004ad105" style:letter-kerning="true" style:font-name-asian="Songti SC" style:font-size-asian="9pt" style:font-name-complex="Arial Unicode MS" style:font-size-complex="11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normal" officeooo:rsid="011168a7" style:font-weight-asian="normal" style:font-weight-complex="normal"/>
    </style:style>
    <style:style style:name="T26" style:family="text">
      <style:text-properties fo:language="en" fo:country="US" fo:font-weight="normal" officeooo:rsid="0115348c" style:font-weight-asian="normal" style:font-weight-complex="normal"/>
    </style:style>
    <style:style style:name="T27" style:family="text">
      <style:text-properties fo:language="en" fo:country="US" officeooo:rsid="010e49f2"/>
    </style:style>
    <style:style style:name="T28" style:family="text">
      <style:text-properties fo:language="en" fo:country="US" officeooo:rsid="010fcfb0"/>
    </style:style>
    <style:style style:name="T29" style:family="text">
      <style:text-properties fo:language="en" fo:country="US" officeooo:rsid="0111e6d4"/>
    </style:style>
    <style:style style:name="T30" style:family="text">
      <style:text-properties fo:language="en" fo:country="US" officeooo:rsid="0119428a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10fcfb0" style:font-style-asian="normal" style:font-style-complex="normal"/>
    </style:style>
    <style:style style:name="T33" style:family="text">
      <style:text-properties fo:font-size="8pt" style:font-size-asian="10pt" style:font-size-complex="10pt"/>
    </style:style>
    <style:style style:name="T34" style:family="text">
      <style:text-properties fo:language="es" fo:country="ES" fo:font-weight="bold" style:font-weight-asian="bold" style:font-weight-complex="bold"/>
    </style:style>
    <style:style style:name="T35" style:family="text">
      <style:text-properties fo:font-weight="normal" officeooo:rsid="011168a7" style:font-weight-asian="normal" style:font-weight-complex="normal"/>
    </style:style>
    <style:style style:name="T36" style:family="text">
      <style:text-properties fo:font-weight="normal" officeooo:rsid="0115348c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10e49f2" style:font-weight-asian="bold" style:font-weight-complex="bold"/>
    </style:style>
    <style:style style:name="T39" style:family="text">
      <style:text-properties fo:font-weight="bold" officeooo:rsid="011168a7" style:font-weight-asian="bold" style:font-weight-complex="bold"/>
    </style:style>
    <style:style style:name="T40" style:family="text">
      <style:text-properties officeooo:rsid="004ad105"/>
    </style:style>
    <style:style style:name="T41" style:family="text">
      <style:text-properties fo:letter-spacing="0.0138in" style:language-asian="zh" style:country-asian="CN" style:language-complex="hi" style:country-complex="IN"/>
    </style:style>
    <style:style style:name="T42" style:family="text">
      <style:text-properties fo:letter-spacing="0.0138in" officeooo:rsid="010be029" style:language-asian="zh" style:country-asian="CN" style:language-complex="hi" style:country-complex="IN"/>
    </style:style>
    <style:style style:name="T43" style:family="text">
      <style:text-properties fo:letter-spacing="0.0138in" fo:language="la" fo:country="VA" style:language-asian="zh" style:country-asian="CN" style:font-size-complex="11pt" style:language-complex="hi" style:country-complex="IN"/>
    </style:style>
    <style:style style:name="T44" style:family="text">
      <style:text-properties fo:letter-spacing="0.0138in" fo:language="la" fo:country="VA" officeooo:rsid="010be029" style:language-asian="zh" style:country-asian="CN" style:font-size-complex="11pt" style:language-complex="hi" style:country-complex="IN"/>
    </style:style>
    <style:style style:name="T45" style:family="text">
      <style:text-properties fo:letter-spacing="0.0138in" fo:language="cs" fo:country="CZ" officeooo:rsid="011cac6c" style:language-asian="zh" style:country-asian="CN" style:font-size-complex="11pt" style:language-complex="hi" style:country-complex="IN"/>
    </style:style>
    <style:style style:name="T46" style:family="text">
      <style:text-properties officeooo:rsid="010be029"/>
    </style:style>
    <style:style style:name="T47" style:family="text">
      <style:text-properties officeooo:rsid="010d835c"/>
    </style:style>
    <style:style style:name="T48" style:family="text">
      <style:text-properties officeooo:rsid="010e2e92"/>
    </style:style>
    <style:style style:name="T49" style:family="text">
      <style:text-properties officeooo:rsid="010e49f2"/>
    </style:style>
    <style:style style:name="T50" style:family="text">
      <style:text-properties officeooo:rsid="010fcfb0"/>
    </style:style>
    <style:style style:name="T51" style:family="text">
      <style:text-properties fo:color="#0000ff" loext:opacity="100%" style:font-name="Linux Libertine S.O.Cist.1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52" style:family="text">
      <style:text-properties fo:color="#0000ff" loext:opacity="100%" style:font-name="Linux Libertine S.O.Cist.1" fo:font-size="8pt" fo:language="cs" fo:country="CZ" fo:font-style="normal" officeooo:rsid="0115348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53" style:family="text">
      <style:text-properties officeooo:rsid="011168a7"/>
    </style:style>
    <style:style style:name="T54" style:family="text">
      <style:text-properties officeooo:rsid="0111e6d4"/>
    </style:style>
    <style:style style:name="T55" style:family="text">
      <style:text-properties officeooo:rsid="011334cc"/>
    </style:style>
    <style:style style:name="T56" style:family="text">
      <style:text-properties officeooo:rsid="0113a394"/>
    </style:style>
    <style:style style:name="T57" style:family="text">
      <style:text-properties officeooo:rsid="0115348c"/>
    </style:style>
    <style:style style:name="T58" style:family="text">
      <style:text-properties officeooo:rsid="0115b45d"/>
    </style:style>
    <style:style style:name="T59" style:family="text">
      <style:text-properties officeooo:rsid="0115f9aa"/>
    </style:style>
    <style:style style:name="T60" style:family="text">
      <style:text-properties officeooo:rsid="0117b50e"/>
    </style:style>
    <style:style style:name="T61" style:family="text">
      <style:text-properties officeooo:rsid="0119428a"/>
    </style:style>
    <style:style style:name="T62" style:family="text">
      <style:text-properties officeooo:rsid="011a29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červ<text:span text:style-name="T46">e</text:span>n<text:span text:style-name="T46">ce</text:span>.</text:p>
      <text:p text:style-name="P16"><text:span text:style-name="T49">Ve Švýcarsku</text:span>, <text:span text:style-name="T49">připomínka především </text:span><text:span text:style-name="T38">Zakladatelů</text:span>, a<text:span text:style-name="T62">le</text:span> <text:span text:style-name="T49">také některých mnichů a konvršů slavného kláštera</text:span> La Valsainte<text:note text:id="ftn0" text:note-class="footnote"><text:note-citation>1</text:note-citation><text:note-body><text:p text:style-name="P11"><text:span text:style-name="Menologium_20_-_20_commentarium"><text:span text:style-name="T2">Vallis Sancta</text:span></text:span><text:span text:style-name="Menologium_20_-_20_commentarium"><text:span text:style-name="T5">, </text:span></text:span><text:span text:style-name="Menologium_20_-_20_commentarium"><text:span text:style-name="T8">La Valsainte</text:span></text:span><text:span text:style-name="Menologium_20_-_20_commentarium"><text:span text:style-name="T31">, </text:span></text:span><text:span text:style-name="Menologium_20_-_20_commentarium"><text:span text:style-name="T32">je k</text:span></text:span><text:span text:style-name="Menologium_20_-_20_commentarium"><text:span text:style-name="T31">artouza v distriktu Gruyère (</text:span></text:span><text:span text:style-name="Menologium_20_-_20_commentarium"><text:span text:style-name="T12">Š</text:span></text:span><text:span text:style-name="Menologium_20_-_20_commentarium"><text:span text:style-name="T20">v</text:span></text:span><text:span text:style-name="Menologium_20_-_20_commentarium"><text:span text:style-name="T12">ý</text:span></text:span><text:span text:style-name="Menologium_20_-_20_commentarium"><text:span text:style-name="T20">carsko), zalo</text:span></text:span><text:span text:style-name="Menologium_20_-_20_commentarium"><text:span text:style-name="T12">ž</text:span></text:span><text:span text:style-name="Menologium_20_-_20_commentarium"><text:span text:style-name="T20">en</text:span></text:span><text:span text:style-name="Menologium_20_-_20_commentarium"><text:span text:style-name="T12">á</text:span></text:span><text:span text:style-name="Menologium_20_-_20_commentarium"><text:span text:style-name="T20"> </text:span></text:span><text:span text:style-name="Menologium_20_-_20_commentarium"><text:span text:style-name="T12">1295, zrušená 1778, v roce 1791 </text:span></text:span><text:span text:style-name="Menologium_20_-_20_commentarium"><text:span text:style-name="T13">pak </text:span></text:span><text:span text:style-name="Menologium_20_-_20_commentarium"><text:span text:style-name="T12">sloužila jako útočiště trapistům... </text:span></text:span><text:span text:style-name="Menologium_20_-_20_commentarium"><text:span text:style-name="T51">(červen, pozn. 44)</text:span></text:span></text:p></text:note-body></text:note> <text:span text:style-name="T27">[</text:span><text:span text:style-name="Menologium_20_-_20_pronuntiatio"><text:span text:style-name="T49">la valsént</text:span></text:span><text:span text:style-name="T27">]</text:span>, <text:span text:style-name="T49">mužů zajisté druhu přímo hrdinského</text:span>. <text:span text:style-name="T49">První z nich v počtu dvaceti čtyř, když jako uprchlíci přišli z Francie do zmíněného prastarého kláštera Karthusiánů, v tento den roku </text:span>1791, <text:span text:style-name="T49">jejž od té doby slavili každý rok</text:span>, <text:span text:style-name="T49">jako by zapláli novým nadšením, a rozhodli se, že provedou a dokončí reformu abbé de Rancé </text:span><text:span text:style-name="T28">[</text:span><text:span text:style-name="Menologium_20_-_20_pronuntiatio"><text:span text:style-name="T40">d’</text:span></text:span><text:span text:style-name="Menologium_20_-_20_pronuntiatio"><text:span text:style-name="T23"> </text:span></text:span><text:span text:style-name="Menologium_20_-_20_pronuntiatio"><text:span text:style-name="T40">rãns</text:span></text:span><text:span text:style-name="Menologium_20_-_20_pronuntiatio"><text:span text:style-name="T17">é</text:span></text:span><text:span text:style-name="T28">]</text:span>, <text:span text:style-name="T49">a v nejvyšší chudobě a střídmosti</text:span>, <text:span text:style-name="T62">když </text:span><text:span text:style-name="T50">posléze prchali v nesmírně namáhavých cestách </text:span><text:span text:style-name="T62">za</text:span><text:span text:style-name="T50"> naprosté poslušnosti Svaté Řeholi</text:span>, <text:span text:style-name="T62">pak </text:span><text:span text:style-name="T50">v těchto válečných časech ukázali obyvatelům Evropy přeslavné svědectví katolického náboženství i mnišského života plné krásných ctností</text:span>. (Hag., II, cap. 12, G., Appendix – pp. 3<text:span text:style-name="T46">1</text:span>1-324).</text:p>
      <text:p text:style-name="P17"><text:span text:style-name="T50">V brabantském klášteře Aywières</text:span><text:span text:style-name="T50"><text:note text:id="ftn1" text:note-class="footnote"><text:note-citation>2</text:note-citation><text:note-body><text:p text:style-name="Footnote"><text:span text:style-name="T3">Acquiri</text:span><text:span text:style-name="T4">a</text:span><text:span text:style-name="T50">, </text:span><text:span text:style-name="T10">Abbaye d'Aywiers</text:span><text:span text:style-name="T50"> byl klášter cisterciaček nedaleko Bruselu v Belgii. Založen v roce 1202 jako benediktinský, kolem 1215 se stal cisterciáckým, 1796 zrušen.</text:span></text:p></text:note-body></text:note></text:span><text:span text:style-name="T28"> [</text:span><text:span text:style-name="Menologium_20_-_20_pronuntiatio"><text:span text:style-name="T19">evjér</text:span></text:span><text:span text:style-name="T28">],</text:span><text:span text:style-name="T24"> </text:span><text:span text:style-name="T53">ctihodná </text:span><text:span text:style-name="T39">A</text:span><text:span text:style-name="T37">l</text:span><text:span text:style-name="T39">ž</text:span><text:span text:style-name="T37">b</text:span><text:span text:style-name="T39">ě</text:span><text:span text:style-name="T37">t</text:span><text:span text:style-name="T39">a</text:span><text:span text:style-name="T37"> de Wans </text:span><text:span text:style-name="T25">[</text:span><text:span text:style-name="Menologium_20_-_20_pronuntiatio"><text:span text:style-name="T35">d’ van</text:span></text:span><text:span text:style-name="T25">]</text:span>, <text:span text:style-name="T53">mniška</text:span>. <text:span text:style-name="T53">Téměř od kolébky byla převelice oddána Kristu</text:span>; <text:span text:style-name="T53">rodiče ji ovšem proti její vůli provdali </text:span><text:span text:style-name="T54">za úctyhodného vojáka</text:span>, <text:span text:style-name="T54">s nímž žila celý rok</text:span>, <text:span text:style-name="T54">avšak zůstala neporušenou pannou</text:span>. <text:span text:style-name="T54">Pak přijala řeholní hábit</text:span>, <text:span text:style-name="T54">říká se, že byla Abatyší v klášteře sv. Desideria ve francouzské oblasti Champagne </text:span><text:span text:style-name="T29">[</text:span><text:span text:style-name="Menologium_20_-_20_pronuntiatio"><text:span text:style-name="T54">šampaň</text:span></text:span><text:span text:style-name="T29">]</text:span>, <text:span text:style-name="T54">ale vzdala se úřadu představené, a odešla do kláštera Aywières [</text:span><text:span text:style-name="Menologium_20_-_20_pronuntiatio"><text:span text:style-name="T54">evjér</text:span></text:span><text:span text:style-name="T54">]</text:span>. <text:span text:style-name="T54">Asi po tři roky, kamkoliv šla, měla s sebou sošku Krista ukřižovaného</text:span>; <text:span text:style-name="T54">a pokud byla někdy sužována nečistými či odpornými myšlenkami</text:span>, <text:span text:style-name="T55">ruku </text:span><text:span text:style-name="T62">nataženou</text:span><text:span text:style-name="T55"> z kříže si položila na hruď</text:span>, <text:span text:style-name="T55">čímž okamžitě všechny své zvrácené myšlenky zahnala</text:span>. <text:span text:style-name="T55">Poměrně často se mohla těšit z rozhovorů s anděli</text:span>, <text:span text:style-name="T55">zasloužila si také uzřít zesnulou svatou Lutgardu zářící ve slávě</text:span>. <text:span text:style-name="T55">Když se pak proslavila mnoha ctnostmi, nakonec byla povolána do svatební komůrky božského Ženicha</text:span>. (Hag., n. 453).</text:p>
      <text:p text:style-name="P23"/>
      <text:p text:style-name="P14">2. <text:span text:style-name="T56">července</text:span>.</text:p>
      <text:p text:style-name="P19"><text:span text:style-name="T57">V klášteře Port-du-Salut</text:span><text:span text:style-name="T57"><text:note text:id="ftn2" text:note-class="footnote"><text:note-citation>3</text:note-citation><text:note-body><text:p text:style-name="P12"><text:span text:style-name="Menologium_20_-_20_commentarium"><text:span text:style-name="T9">Port-du-Salut</text:span></text:span><text:span text:style-name="Menologium_20_-_20_commentarium"> (</text:span><text:span text:style-name="Menologium_20_-_20_commentarium"><text:span text:style-name="T33">lat.</text:span></text:span><text:span text:style-name="Menologium_20_-_20_commentarium"> </text:span><text:span text:style-name="Menologium_20_-_20_commentarium"><text:span text:style-name="T2">Portus Salutis</text:span></text:span><text:span text:style-name="Menologium_20_-_20_commentarium">) je trapistick</text:span><text:span text:style-name="Menologium_20_-_20_commentarium"><text:span text:style-name="T11">ý </text:span></text:span><text:span text:style-name="Menologium_20_-_20_commentarium">kl</text:span><text:span text:style-name="Menologium_20_-_20_commentarium"><text:span text:style-name="T11">áš</text:span></text:span><text:span text:style-name="Menologium_20_-_20_commentarium"><text:span text:style-name="T16">ter v mal</text:span></text:span><text:span text:style-name="Menologium_20_-_20_commentarium"><text:span text:style-name="T11">é </text:span></text:span><text:span text:style-name="Menologium_20_-_20_commentarium"><text:span text:style-name="T16">obci Entrammes u Laval v severn</text:span></text:span><text:span text:style-name="Menologium_20_-_20_commentarium"><text:span text:style-name="T11">í Francii. Budovu už od 13. století obývají různé řeholní komunity, naposledy od roku 1707 řeholní kanovníci zrušení v roce 1791. V roce 1815 tam </text:span></text:span><text:span text:style-name="Menologium_20_-_20_commentarium"><text:span text:style-name="T22">Dom Eugène zalo</text:span></text:span><text:span text:style-name="Menologium_20_-_20_commentarium"><text:span text:style-name="T11">ž</text:span></text:span><text:span text:style-name="Menologium_20_-_20_commentarium"><text:span text:style-name="T22">il trapistick</text:span></text:span><text:span text:style-name="Menologium_20_-_20_commentarium"><text:span text:style-name="T11">é</text:span></text:span><text:span text:style-name="Menologium_20_-_20_commentarium"><text:span text:style-name="T22"> p</text:span></text:span><text:span text:style-name="Menologium_20_-_20_commentarium"><text:span text:style-name="T11">ř</text:span></text:span><text:span text:style-name="Menologium_20_-_20_commentarium"><text:span text:style-name="T22">evorstv</text:span></text:span><text:span text:style-name="Menologium_20_-_20_commentarium"><text:span text:style-name="T11">í</text:span></text:span><text:span text:style-name="Menologium_20_-_20_commentarium"><text:span text:style-name="T22">, kter</text:span></text:span><text:span text:style-name="Menologium_20_-_20_commentarium"><text:span text:style-name="T11">é</text:span></text:span><text:span text:style-name="Menologium_20_-_20_commentarium"><text:span text:style-name="T22"> Pius VII. rok nato pov</text:span></text:span><text:span text:style-name="Menologium_20_-_20_commentarium"><text:span text:style-name="T11">ýšil na opatství, jež existuje dodnes.</text:span></text:span><text:span text:style-name="Menologium_20_-_20_commentarium"><text:span text:style-name="T14"> </text:span></text:span><text:span text:style-name="Menologium_20_-_20_commentarium"><text:span text:style-name="T51">(červen, pozn. 4</text:span></text:span><text:span text:style-name="Menologium_20_-_20_commentarium"><text:span text:style-name="T52">8</text:span></text:span><text:span text:style-name="Menologium_20_-_20_commentarium"><text:span text:style-name="T51">)</text:span></text:span></text:p></text:note-body></text:note></text:span><text:span text:style-name="T57"> </text:span><text:span text:style-name="T21">[</text:span><text:span text:style-name="Menologium_20_-_20_pronuntiatio"><text:span text:style-name="T18">pór dü salü</text:span></text:span><text:span text:style-name="T21">]</text:span>, <text:span text:style-name="T57">roku</text:span> <text:span text:style-name="T56">1</text:span>85<text:span text:style-name="T56">9</text:span> <text:span text:style-name="T57">odešel do nebe Důstojný Pán </text:span><text:span text:style-name="T37">Bernardin Dufour </text:span><text:span text:style-name="T26">[</text:span><text:span text:style-name="Menologium_20_-_20_pronuntiatio"><text:span text:style-name="T36">düfúr</text:span></text:span><text:span text:style-name="T26">]</text:span>, <text:span text:style-name="T57">Opat</text:span>. <text:span text:style-name="T58">Vykonával duchovní správu, čím </text:span><text:soft-page-break/><text:span text:style-name="T58">dál tím více se jej však zmocňovala touha po samotě a modlitbě</text:span>, <text:span text:style-name="T58">takže </text:span><text:span text:style-name="T62">se </text:span><text:span text:style-name="T58">jako kněz ve svých čtyřiceti čtyřech letech, </text:span><text:span text:style-name="T60">oděn v chudičkém šatu, </text:span><text:span text:style-name="T62">vydal</text:span><text:span text:style-name="T60"> do zmíněného kláštera</text:span>. <text:span text:style-name="T60">Byl Rektorem u mnišek z nedalekého kláštera</text:span>, <text:span text:style-name="T60">a po deseti letech byl zvolen Opatem</text:span>. <text:span text:style-name="T60">V tomto úřadu pak působil dalších pět let</text:span>. <text:span text:style-name="T60">Postaral se o opravu budov, nejvíce se však staral o duchovní život</text:span>, <text:span text:style-name="T60">jemuž co možná nejvíce </text:span><text:span text:style-name="T62">vdechoval</text:span><text:span text:style-name="T60"> život a ovládal jej smysl přesvaté Vůle Boží</text:span>. <text:span text:style-name="T60">V mnoha svých namáhavých zaměstnáních myslel pouze na Boha</text:span>, <text:span text:style-name="T60">a byl poslušen i těm nejmenším řeholním předpisům</text:span>. <text:span text:style-name="T60">Byl velmi pokorného ducha</text:span>, <text:span text:style-name="T60">chtěl plnit dokonce i službu v kuchyni, pokud mu v tom nějaký Návštěvník nezabránil</text:span>. <text:span text:style-name="T60">Všichni v něm obdivovali především lásku a nesmírný pokoj</text:span>, <text:span text:style-name="T60">jejž vyzařovala jeho tvář</text:span>. <text:span text:style-name="T61">V něžné oddanosti ctil Nejblahoslavenější Pannu Marii</text:span>, <text:span text:style-name="T61">a když o ní mluvil v kapitule</text:span>, <text:span text:style-name="T61">jeho tvář vypadala jako když září žárem lásky</text:span>. <text:span text:style-name="T61">Pročež tedy na svátek Panny Marie získal </text:span><text:span text:style-name="T62">i </text:span><text:span text:style-name="T61">odpočinutí v nebi</text:span>. (Hag., Supp<text:span text:style-name="T46">l</text:span>., n. 703 b).</text:p>
      <text:p text:style-name="P15">Ve Španělsku, <text:span text:style-name="T59">rázný muž</text:span> <text:span text:style-name="T37">Diego Velasquez</text:span> [<text:span text:style-name="Menologium_20_-_20_pronuntiatio">velaskes</text:span>]. Od malička byl vychováván <text:span text:style-name="T62">spolu </text:span>s králem Sanchem [<text:span text:style-name="Menologium_20_-_20_pronuntiatio">sančem</text:span>]. Poté však se stal mnichem v klášteře Fitero,<text:note text:id="ftn3" text:note-class="footnote"><text:note-citation>4</text:note-citation><text:note-body><text:p text:style-name="P13"><text:span text:style-name="T3">Fiterium</text:span>, <text:span text:style-name="T34">Monasterio de Santa María la Real</text:span> byl cisterciácký klášter ve <text:s/>městečku <text:span text:style-name="T34">Fitero</text:span><text:span text:style-name="T7"> na severovýchodě Španělska nedaleko Pamplony. Založen 1140 z L’Escaladieu, zrušen 1835.</text:span></text:p></text:note-body></text:note> a když <text:span text:style-name="T60">pevnosti</text:span> Calatrava hrozilo nebezpečí od Sara-cénů, přesvědčil svého Opata svatého Raymunda, aby požádal krále o obranu tohoto sídla. Vznikl tedy nový rytířský Řád z Calatravy, a Diego se stal jeho Převorem. Po mnoha doložených vítězstvích <text:span text:style-name="T62">se </text:span>však roku 1195, když u města Alarcos utrpěl velikou porážku, uchýlil do kláštera <text:span text:style-name="T60">svatého</text:span> Petr<text:span text:style-name="T60">a</text:span> <text:span text:style-name="T60">ve městě</text:span> Gumiel, kde na počátku 13. století zesnul v Pánu. (Hag., n. 362).</text:p>
      <text:p text:style-name="P18"><text:span text:style-name="T61">Též ve Španělsku byl v roce </text:span>1403 <text:span text:style-name="T61">připojen k Blaženým v nebi zbožný konvrš kláštera </text:span>Valbon<text:span text:style-name="T61">ne</text:span><text:span text:style-name="T30"> [</text:span><text:span text:style-name="Menologium_20_-_20_pronuntiatio"><text:span text:style-name="T61">valbon</text:span></text:span><text:span text:style-name="T30">]</text:span><text:span text:style-name="T24"> </text:span><text:span text:style-name="T37">Macarius,</text:span> <text:span text:style-name="T61">jenž zde po téměř dvacet let ve veliké poslušnosti, chudobě a čistotě bojova</text:span><text:span text:style-name="T62">l </text:span><text:span text:style-name="T61">v Pánu</text:span>. <text:span text:style-name="T61">Byl portýřem a s velikou trpělivostí a pokorou snášel všechny nepravosti a urážky laiků, kteří přicházeli do kláštera</text:span>. <text:span text:style-name="T62">Když poslední den svého života oznámil bratřím hodinu svého odchodu, s jedinečnou oddaností a veselostí uprostřed modliteb odešel k Pánu</text:span>. <text:span text:style-name="T62">Pověst jeho svatosti byla nejvíce upevněna tím, že byl pohřben v kostele</text:span>, <text:span text:style-name="T62">neboť ostatní byli pohřbívání pouze v křížové chodbě</text:span>. <text:span text:style-name="T62">Stalo se tedy, že nad jeho hrobem byl vztyčen náhrobní kámen s epitafem, a takovou výsadu neměli ani samotní Opatové</text:span>. (Hag., Supp<text:span text:style-name="T46">l</text:span>., n. 472 b).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family-generic="system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inux Libertine S.O.Cist.:onum=1" svg:font-family="'Linux Libertine S.O.Cist.:onum=1'" style:font-family-generic="moder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1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2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1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3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1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3:57:00</meta:creation-date>
    <meta:initial-creator>Emmer Jiri (PS-ET/EDX2.1)</meta:initial-creator>
    <dc:language>en-US</dc:language>
    <dc:date>2022-07-01T11:44:16.686000000</dc:date>
    <meta:editing-cycles>134</meta:editing-cycles>
    <meta:editing-duration>P3DT4H40M15S</meta:editing-duration>
    <meta:generator>LibreOffice/7.3.2.2$Windows_x86 LibreOffice_project/49f2b1bff42cfccbd8f788c8dc32c1c309559be0</meta:generator>
    <meta:document-statistic meta:table-count="0" meta:image-count="0" meta:object-count="0" meta:page-count="2" meta:paragraph-count="11" meta:word-count="777" meta:character-count="4991" meta:non-whitespace-character-count="4223"/>
    <meta:user-defined meta:name="AppVersion">15.0000</meta:user-defined>
    <meta:template xlink:type="simple" xlink:actuate="onRequest" xlink:title="Normal.dotm" xlink:href=""/>
  </office:meta>
</office:document-meta>
</file>